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97958333333333cm"/>
    </style:style>
    <style:style style:name="co2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1</text:p>
          </table:table-cell>
          <table:table-cell office:value-type="string" table:style-name="ce1">
            <text:p>Groupe TP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1">
            <text:p>Groupe numéro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Numéro Suj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harton-cautenet Mael</text:p>
          </table:table-cell>
          <table:table-cell office:value-type="string" table:style-name="ce1">
            <text:p>référent</text:p>
          </table:table-cell>
          <table:table-cell office:value-type="string" table:style-name="ce1">
            <text:p>(NOM en majuscule et prénom en minuscule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cailloz Valentin</text:p>
          </table:table-cell>
          <table:table-cell office:value-type="string" table:style-name="ce1">
            <text:p>étudiant 2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Étudiant 3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Étudiant 4</text:p>
          </table:table-cell>
          <table:table-cell table:number-columns-repeated="16382" table:style-name="ce1"/>
        </table:table-row>
        <table:table-row table:style-name="ro1">
          <table:table-cell table:style-name="ce3"/>
          <table:table-cell office:value-type="string" table:style-name="ce1">
            <text:p>URL pythonAnyWhere ( sélection du texte ; clic droit éditer l’hyperlien)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(ou MENU : <text:s/>(sélection du texte) insertion / hyperlien)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val</meta:initial-creator>
    <dc:creator>valentin decailloz</dc:creator>
    <meta:creation-date>2023-03-03T09:44:46Z</meta:creation-date>
    <dc:date>2026-01-29T13:34:49Z</dc:date>
    <meta:editing-cycles>1</meta:editing-cycles>
    <meta:editing-duration>PT362S</meta:editing-duration>
  </office:meta>
</office:document-meta>
</file>